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Helvetica Neue" svg:font-family="'Helvetica Neue', Helvetica, Arial, sans-serif"/>
    <style:font-face style:name="FreeSerif2"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 svg:font-family="'Droid Sans Devanagari'" style:font-family-generic="roman" style:font-pitch="variable"/>
    <style:font-face style:name="FreeSerif" svg:font-family="FreeSerif"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style:font-name="FreeSerif2"/>
    </style:style>
    <style:style style:name="P3" style:family="paragraph" style:parent-style-name="Text_20_body">
      <style:text-properties style:font-name="FreeSerif2" fo:language="en" fo:country="US"/>
    </style:style>
    <style:style style:name="P4" style:family="paragraph" style:parent-style-name="Text_20_body">
      <style:text-properties style:font-name="FreeSerif2" fo:language="en" fo:country="US" officeooo:rsid="000f25ca" officeooo:paragraph-rsid="000f25ca"/>
    </style:style>
    <style:style style:name="P5" style:family="paragraph" style:parent-style-name="Text_20_body">
      <style:text-properties style:font-name="FreeSerif2" fo:language="en" fo:country="US" officeooo:rsid="00109b28" officeooo:paragraph-rsid="00109b28"/>
    </style:style>
    <style:style style:name="P6" style:family="paragraph" style:parent-style-name="Text_20_body">
      <style:text-properties style:font-name="FreeSerif2" fo:language="en" fo:country="US" officeooo:rsid="001421bb" officeooo:paragraph-rsid="001421bb"/>
    </style:style>
    <style:style style:name="P7"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8"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1596c2"/>
    </style:style>
    <style:style style:name="P9"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1a949f"/>
    </style:style>
    <style:style style:name="P10"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0ebeb"/>
    </style:style>
    <style:style style:name="P11"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145d4b"/>
    </style:style>
    <style:style style:name="P12"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1a949f"/>
    </style:style>
    <style:style style:name="P13"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27fdeb"/>
    </style:style>
    <style:style style:name="P14" style:family="paragraph" style:parent-style-name="Text_20_body">
      <style:text-properties fo:font-variant="normal" fo:text-transform="none" fo:color="#24292e" style:font-name="FreeSerif" fo:font-size="12pt" fo:letter-spacing="normal" fo:font-style="normal" fo:font-weight="normal" officeooo:paragraph-rsid="002253aa"/>
    </style:style>
    <style:style style:name="P15" style:family="paragraph" style:parent-style-name="Text_20_body">
      <style:text-properties fo:language="en" fo:country="US" officeooo:paragraph-rsid="000f25ca"/>
    </style:style>
    <style:style style:name="P16" style:family="paragraph" style:parent-style-name="Text_20_body">
      <style:text-properties officeooo:rsid="0020ebeb" officeooo:paragraph-rsid="0020ebeb"/>
    </style:style>
    <style:style style:name="P17" style:family="paragraph" style:parent-style-name="Text_20_body">
      <style:text-properties fo:font-size="12pt" officeooo:rsid="002057f1" officeooo:paragraph-rsid="002057f1" style:font-size-asian="12pt" style:font-size-complex="12pt"/>
    </style:style>
    <style:style style:name="P18" style:family="paragraph" style:parent-style-name="Text_20_body">
      <style:text-properties fo:font-size="12pt" officeooo:rsid="0020ebeb" officeooo:paragraph-rsid="0020ebeb" style:font-size-asian="12pt" style:font-size-complex="12pt"/>
    </style:style>
    <style:style style:name="P1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style:style>
    <style:style style:name="P2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style:style>
    <style:style style:name="P2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109b28"/>
    </style:style>
    <style:style style:name="P22" style:family="paragraph" style:parent-style-name="Heading_20_3">
      <style:text-properties style:font-name="FreeSans" fo:font-size="12pt" fo:language="en" fo:country="US" style:font-size-asian="12pt" style:font-size-complex="12pt"/>
    </style:style>
    <style:style style:name="P23" style:family="paragraph" style:parent-style-name="Heading_20_3">
      <style:text-properties fo:font-size="12pt" style:font-size-asian="12pt" style:font-size-complex="12pt"/>
    </style:style>
    <style:style style:name="P24" style:family="paragraph" style:parent-style-name="Heading_20_3">
      <style:text-properties fo:font-size="12pt" officeooo:rsid="002057f1" officeooo:paragraph-rsid="002057f1" style:font-size-asian="12pt" style:font-size-complex="12pt"/>
    </style:style>
    <style:style style:name="P25" style:family="paragraph" style:parent-style-name="Text_20_body">
      <style:text-properties officeooo:paragraph-rsid="002057f1"/>
    </style:style>
    <style:style style:name="P26"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27" style:family="paragraph" style:parent-style-name="Text_20_body">
      <style:text-properties fo:font-variant="normal" fo:text-transform="none" fo:color="#24292e" style:font-name="FreeSerif2" fo:font-size="12pt" fo:letter-spacing="normal" fo:language="en" fo:country="US" fo:font-style="normal" fo:font-weight="normal" officeooo:rsid="002cab41" officeooo:paragraph-rsid="002cab41"/>
    </style:style>
    <style:style style:name="P28" style:family="paragraph" style:parent-style-name="Text_20_body">
      <style:text-properties officeooo:rsid="002057f1" officeooo:paragraph-rsid="002e4d8e"/>
    </style:style>
    <style:style style:name="P29" style:family="paragraph">
      <loext:graphic-properties draw:fill="solid" draw:fill-color="#eeeeee"/>
      <style:paragraph-properties style:writing-mode="lr-tb"/>
      <style:text-properties fo:font-size="12pt"/>
    </style:style>
    <style:style style:name="P30" style:family="paragraph">
      <loext:graphic-properties draw:fill="solid" draw:fill-color="#eeeeee"/>
      <style:paragraph-properties style:writing-mode="lr-tb"/>
      <style:text-properties style:font-name="Source Code Pro Medium" fo:font-size="12pt"/>
    </style:style>
    <style:style style:name="P31" style:family="paragraph">
      <loext:graphic-properties draw:fill="solid" draw:fill-color="#eeeeee"/>
      <style:paragraph-properties style:writing-mode="lr-tb"/>
      <style:text-properties fo:color="#000000" style:font-name="Source Code Pro Medium" fo:font-size="12pt"/>
    </style:style>
    <style:style style:name="P32" style:family="paragraph">
      <style:paragraph-properties fo:margin-left="0in" fo:margin-right="0in" fo:margin-top="0in" fo:margin-bottom="0.1665in" fo:text-indent="0in"/>
    </style:style>
    <style:style style:name="P33"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34" style:family="paragraph">
      <loext:graphic-properties draw:fill="solid" draw:fill-color="#eeeeee"/>
      <style:paragraph-properties style:writing-mode="lr-tb"/>
    </style:style>
    <style:style style:name="P35" style:family="paragraph">
      <loext:graphic-properties draw:fill="solid" draw:fill-color="#eeeeee"/>
      <style:paragraph-properties style:writing-mode="lr-tb"/>
      <style:text-properties style:font-name="Source Code Pro Medium"/>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officeooo:rsid="001d82d0"/>
    </style:style>
    <style:style style:name="T6" style:family="text">
      <style:text-properties fo:font-size="12pt" style:font-size-asian="12pt" style:font-size-complex="12pt"/>
    </style:style>
    <style:style style:name="T7" style:family="text">
      <style:text-properties fo:font-size="12pt" officeooo:rsid="0020ebeb" style:font-size-asian="12pt" style:font-size-complex="12pt"/>
    </style:style>
    <style:style style:name="T8" style:family="text">
      <style:text-properties fo:font-size="12pt" officeooo:rsid="002253aa" style:font-size-asian="12pt" style:font-size-complex="12pt"/>
    </style:style>
    <style:style style:name="T9" style:family="text">
      <style:text-properties fo:font-size="12pt" officeooo:rsid="0027fdeb" style:font-size-asian="12pt" style:font-size-complex="12pt"/>
    </style:style>
    <style:style style:name="T10" style:family="text">
      <style:text-properties fo:font-size="12pt" officeooo:rsid="002057f1" style:font-size-asian="12pt" style:font-size-complex="12pt"/>
    </style:style>
    <style:style style:name="T11" style:family="text">
      <style:text-properties fo:font-size="12pt" officeooo:rsid="002ab565" style:font-size-asian="12pt" style:font-size-complex="12pt"/>
    </style:style>
    <style:style style:name="T12" style:family="text">
      <style:text-properties fo:font-size="12pt" officeooo:rsid="002cab41" style:font-size-asian="12pt" style:font-size-complex="12pt"/>
    </style:style>
    <style:style style:name="T13" style:family="text">
      <style:text-properties fo:font-size="12pt" officeooo:rsid="002e4d8e" style:font-size-asian="12pt" style:font-size-complex="12pt"/>
    </style:style>
    <style:style style:name="T14" style:family="text">
      <style:text-properties officeooo:rsid="0020ebeb"/>
    </style:style>
    <style:style style:name="T15" style:family="text">
      <style:text-properties fo:color="#333333"/>
    </style:style>
    <style:style style:name="T16" style:family="text">
      <style:text-properties fo:color="#333333" officeooo:rsid="002253aa"/>
    </style:style>
    <style:style style:name="T17" style:family="text">
      <style:text-properties fo:color="#333333" officeooo:rsid="002360ec"/>
    </style:style>
    <style:style style:name="T18" style:family="text">
      <style:text-properties fo:color="#333333" officeooo:rsid="00253c3c"/>
    </style:style>
    <style:style style:name="T19" style:family="text">
      <style:text-properties fo:language="en" fo:country="US" officeooo:rsid="002253aa"/>
    </style:style>
    <style:style style:name="T20" style:family="text">
      <style:text-properties officeooo:rsid="002ab565"/>
    </style:style>
    <style:style style:name="T21" style:family="text">
      <style:text-properties fo:font-variant="normal" fo:text-transform="none" fo:color="#24292e" style:font-name="FreeSerif1" fo:font-size="12pt" fo:letter-spacing="normal" fo:font-style="normal" fo:font-weight="normal" officeooo:rsid="002ab565" style:font-size-asian="12pt" style:font-size-complex="12pt"/>
    </style:style>
    <style:style style:name="T22" style:family="text">
      <style:text-properties fo:font-variant="normal" fo:text-transform="none" fo:color="#24292e" style:font-name="FreeSerif1" fo:font-size="12pt" fo:letter-spacing="normal" fo:font-style="normal" fo:font-weight="normal" officeooo:rsid="002bdd1f" style:font-size-asian="12pt" style:font-size-complex="12pt"/>
    </style:style>
    <style:style style:name="T23" style:family="text">
      <style:text-properties fo:font-variant="normal" fo:text-transform="none" fo:color="#24292e" style:font-name="FreeSerif1" fo:font-size="12pt" fo:letter-spacing="normal" fo:font-style="normal" fo:font-weight="normal" officeooo:rsid="002057f1" style:font-size-asian="12pt" style:font-size-complex="12pt"/>
    </style:style>
    <style:style style:name="T24" style:family="text">
      <style:text-properties fo:font-variant="normal" fo:text-transform="none" fo:color="#24292e" style:font-name="FreeSerif1" fo:font-size="12pt" fo:letter-spacing="normal" fo:font-style="normal" fo:font-weight="normal" officeooo:rsid="002cab41" style:font-size-asian="12pt" style:font-size-complex="12pt"/>
    </style:style>
    <style:style style:name="T25" style:family="text">
      <style:text-properties fo:font-variant="normal" fo:text-transform="none" fo:color="#24292e" style:font-name="FreeSerif1" fo:font-size="12pt" fo:letter-spacing="normal" fo:font-style="normal" fo:font-weight="normal" officeooo:rsid="002e4d8e" style:font-size-asian="12pt" style:font-size-complex="12pt"/>
    </style:style>
    <style:style style:name="T26" style:family="text">
      <style:text-properties officeooo:rsid="002cab41"/>
    </style:style>
    <style:style style:name="T27" style:family="text">
      <style:text-properties officeooo:rsid="002e4d8e"/>
    </style:style>
    <style:style style:name="T28" style:family="text">
      <style:text-properties fo:color="#0000aa" style:font-name="Source Code Pro Medium" fo:font-size="12pt"/>
    </style:style>
    <style:style style:name="T29" style:family="text">
      <style:text-properties fo:color="#000000" style:font-name="Source Code Pro Medium" fo:font-size="12pt"/>
    </style:style>
    <style:style style:name="T30" style:family="text">
      <style:text-properties fo:color="#00aa00" style:font-name="Source Code Pro Medium" fo:font-size="12pt"/>
    </style:style>
    <style:style style:name="T31" style:family="text">
      <style:text-properties fo:color="#1e90ff" style:font-name="Source Code Pro Medium" fo:font-size="12pt"/>
    </style:style>
    <style:style style:name="T32" style:family="text">
      <style:text-properties fo:color="#00aaaa" style:font-name="Source Code Pro Medium" fo:font-size="12pt"/>
    </style:style>
    <style:style style:name="T33" style:family="text">
      <style:text-properties fo:color="#aa5500" style:font-name="Source Code Pro Medium" fo:font-size="12pt"/>
    </style:style>
    <style:style style:name="T34" style:family="text">
      <style:text-properties fo:color="#888888" style:font-name="Source Code Pro Medium" fo:font-size="12pt"/>
    </style:style>
    <style:style style:name="T35" style:family="text">
      <style:text-properties style:font-name="Source Code Pro Medium" fo:font-size="12pt"/>
    </style:style>
    <style:style style:name="T36" style:family="text">
      <style:text-properties fo:color="#aaaaaa" style:font-name="Source Code Pro Medium" fo:font-size="12pt"/>
    </style:style>
    <style:style style:name="T37" style:family="text">
      <style:text-properties fo:color="#0000aa" style:font-name="Source Code Pro Medium" fo:font-size="12pt" style:font-name-complex="FreeSerif2"/>
    </style:style>
    <style:style style:name="T38" style:family="text">
      <style:text-properties fo:color="#000000" style:font-name="Source Code Pro Medium" fo:font-size="12pt" style:font-name-complex="FreeSerif2"/>
    </style:style>
    <style:style style:name="T39" style:family="text">
      <style:text-properties fo:color="#00aa00" style:font-name="Source Code Pro Medium" fo:font-size="12pt" style:font-name-complex="FreeSerif2"/>
    </style:style>
    <style:style style:name="T40" style:family="text">
      <style:text-properties fo:color="#000000" style:font-name="Source Code Pro Medium" fo:font-size="12pt" style:font-size-asian="12pt" style:font-name-complex="FreeSerif2"/>
    </style:style>
    <style:style style:name="T41" style:family="text">
      <style:text-properties fo:color="#00aaaa" style:font-name="Source Code Pro Medium" fo:font-size="12pt" style:font-name-complex="FreeSerif2"/>
    </style:style>
    <style:style style:name="T42" style:family="text">
      <style:text-properties fo:color="#1e90ff" style:font-name="Source Code Pro Medium" fo:font-size="12pt" style:font-name-complex="FreeSerif2"/>
    </style:style>
    <style:style style:name="T43" style:family="text">
      <style:text-properties fo:color="#000000" fo:font-size="12pt"/>
    </style:style>
    <style:style style:name="T44" style:family="text">
      <style:text-properties fo:color="#0000aa" style:font-name="Source Code Pro Medium"/>
    </style:style>
    <style:style style:name="T45" style:family="text">
      <style:text-properties fo:color="#000000" style:font-name="Source Code Pro Medium"/>
    </style:style>
    <style:style style:name="T46" style:family="text">
      <style:text-properties fo:color="#00aa00" style:font-name="Source Code Pro Medium"/>
    </style:style>
    <style:style style:name="T47" style:family="text">
      <style:text-properties fo:color="#00aaaa" style:font-name="Source Code Pro Medium"/>
    </style:style>
    <style:style style:name="T48" style:family="text">
      <style:text-properties fo:color="#aaaaaa" style:font-name="Source Code Pro Medium"/>
    </style:style>
    <style:style style:name="T49" style:family="text">
      <style:text-properties fo:color="#000000"/>
    </style:style>
    <style:style style:name="T50" style:family="text">
      <style:text-properties fo:color="#aa5500" style:font-name="Source Code Pro Medium"/>
    </style:style>
    <style:style style:name="gr1" style:family="graphic">
      <style:graphic-properties draw:stroke="solid" svg:stroke-color="#000000" draw:fill="solid" draw:fill-color="#eeeeee" draw:auto-grow-width="true" fo:min-height="3.3563in" fo:min-width="6.5701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solid" svg:stroke-color="#000000" draw:fill="solid" draw:fill-color="#eeeeee" draw:auto-grow-width="true" fo:min-height="1.25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solid" svg:stroke-color="#000000" draw:fill="solid" draw:fill-color="#eeeeee" draw:auto-grow-width="true" fo:min-height="2.30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solid" svg:stroke-color="#000000" draw:fill="solid" draw:fill-color="#eeeeee" draw:auto-grow-width="true" fo:min-height="2.3091in" fo:min-width="6.5165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solid" svg:stroke-color="#000000" draw:fill="solid" draw:fill-color="#eeeeee" fo:min-height="0.4201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paragraph-properties style:writing-mode="lr-tb"/>
    </style:style>
    <style:style style:name="gr6"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paragraph-properties style:writing-mode="lr-tb"/>
    </style:style>
    <style:style style:name="gr7" style:family="graphic">
      <style:graphic-properties draw:stroke="solid" svg:stroke-color="#000000" draw:fill="solid" draw:fill-color="#eeeeee" fo:min-height="2.936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1" style:family="graphic">
      <style:graphic-properties draw:stroke="solid" svg:stroke-width="0in" svg:stroke-color="#000000" draw:marker-start-width="0.139in" draw:marker-end-width="0.139in"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2" style:family="graphic">
      <style:graphic-properties draw:stroke="solid" svg:stroke-width="0in" svg:stroke-color="#000000" draw:marker-start-width="0.139in" draw:marker-end-width="0.139in"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3"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4"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4" draw:text-style-name="P30" svg:width="6.9697in" svg:height="2.1287in" svg:x="0.8535in" svg:y="4.0846in">
        <draw:text-box>
          <text:p><text:span text:style-name="T28">public</text:span><text:span text:style-name="T29"> </text:span><text:span text:style-name="T28">class</text:span><text:span text:style-name="T29"> </text:span><text:span text:style-name="T30">main</text:span><text:span text:style-name="T29"> {</text:span></text:p>
          <text:p><text:span text:style-name="T29"><text:s text:c="4"/></text:span><text:span text:style-name="T28">public</text:span><text:span text:style-name="T29"> </text:span><text:span text:style-name="T28">static</text:span><text:span text:style-name="T29"> </text:span><text:span text:style-name="T32">void</text:span><text:span text:style-name="T29"> </text:span><text:span text:style-name="T30">main</text:span><text:span text:style-name="T29">( String []args ) {</text:span></text:p>
          <text:p><text:span text:style-name="T29"/></text:p>
          <text:p><text:span text:style-name="T29"><text:s text:c="8"/></text:span><text:span text:style-name="T29">SingleTon mySingle = SingleTon.</text:span><text:span text:style-name="T31">getInstance</text:span><text:span text:style-name="T29">();</text:span></text:p>
          <text:p><text:span text:style-name="T29"><text:s text:c="8"/></text:span><text:span text:style-name="T29">System.</text:span><text:span text:style-name="T31">out</text:span><text:span text:style-name="T29">.</text:span><text:span text:style-name="T31">println</text:span><text:span text:style-name="T29">(mySingle.</text:span><text:span text:style-name="T31">helloWorld</text:span><text:span text:style-name="T29">());</text:span></text:p>
          <text:p><text:span text:style-name="T29"><text:s text:c="4"/></text:span><text:span text:style-name="T29">}</text:span></text:p>
          <text:p><text:span text:style-name="T29">}</text:span></text:p>
        </draw:text-box>
      </draw:frame>
      <text:p text:style-name="P1"/>
      <text:p text:style-name="P1"/>
      <text:h text:style-name="P22" text:outline-level="3">Singleton pattern</text:h>
      <text:p text:style-name="P3">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3">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4"/>
      <text:p text:style-name="P4">In file SingleTon.java</text:p>
      <text:p text:style-name="P4"><draw:frame text:anchor-type="paragraph" draw:z-index="1" draw:name="Shape2" draw:style-name="gr13" draw:text-style-name="P35" svg:width="7.0106in" svg:height="3.387in" svg:x="0.0146in" svg:y="-0.0366in"><draw:text-box><text:p><text:span text:style-name="T44">public</text:span><text:span text:style-name="T45"> </text:span><text:span text:style-name="T44">class</text:span><text:span text:style-name="T45"> </text:span><text:span text:style-name="T46">SingleTon</text:span><text:span text:style-name="T45"> {</text:span></text:p><text:p><text:span text:style-name="T45"/></text:p><text:p><text:span text:style-name="T45"><text:s text:c="4"/></text:span><text:span text:style-name="T44">private</text:span><text:span text:style-name="T45"> </text:span><text:span text:style-name="T44">static</text:span><text:span text:style-name="T45"> SingleTon instance = </text:span><text:span text:style-name="T44">new</text:span><text:span text:style-name="T45"> SingleTon(); </text:span><text:span text:style-name="T48">// Eager initalization.</text:span></text:p><text:p><text:span text:style-name="T45"><text:s text:c="4"/></text:span><text:span text:style-name="T44">private</text:span><text:span text:style-name="T45"> </text:span><text:span text:style-name="T46">SingleTon</text:span><text:span text:style-name="T45">(){ } </text:span><text:span text:style-name="T48">// Private constructor to prevent accidental reflection (creating a new singleton instance with new)</text:span></text:p><text:p><text:span text:style-name="T45"/></text:p><text:p><text:span text:style-name="T45"><text:s text:c="4"/></text:span><text:span text:style-name="T44">public</text:span><text:span text:style-name="T45"> </text:span><text:span text:style-name="T44">static</text:span><text:span text:style-name="T45"> SingleTon </text:span><text:span text:style-name="T46">getInstance</text:span><text:span text:style-name="T45">(){</text:span></text:p><text:p><text:span text:style-name="T45"><text:s text:c="8"/></text:span><text:span text:style-name="T44">return</text:span><text:span text:style-name="T45"> instance;</text:span></text:p><text:p><text:span text:style-name="T45"><text:s text:c="4"/></text:span><text:span text:style-name="T45">}</text:span></text:p><text:p><text:span text:style-name="T45"/></text:p><text:p><text:span text:style-name="T45"><text:s text:c="4"/></text:span><text:span text:style-name="T44">public</text:span><text:span text:style-name="T45"> String </text:span><text:span text:style-name="T46">helloWorld</text:span><text:span text:style-name="T45">(){</text:span></text:p><text:p><text:span text:style-name="T45"><text:s text:c="8"/></text:span><text:span text:style-name="T44">return</text:span><text:span text:style-name="T45"> </text:span><text:span text:style-name="T50">"Hello World"</text:span><text:span text:style-name="T45">;</text:span></text:p><text:p><text:span text:style-name="T45"><text:s text:c="4"/></text:span><text:span text:style-name="T45">}</text:span></text:p><text:p><text:span text:style-name="T45">}</text:span></text:p></draw:text-box></draw:frame></text:p>
      <text:p text:style-name="P4"/>
      <text:p text:style-name="P4"/>
      <text:p text:style-name="P4"/>
      <text:p text:style-name="P4"/>
      <text:p text:style-name="P4"/>
      <text:p text:style-name="P4"/>
      <text:p text:style-name="P4"/>
      <text:p text:style-name="P4"/>
      <text:p text:style-name="P4"/>
      <text:p text:style-name="P15"><text:soft-page-break/></text:p>
      <text:h text:style-name="P22" text:outline-level="3">Facade</text:h>
      <text:p text:style-name="P7">The main goal of the facade pattern is to hide the complexity of a subsystem. This subsystem can contain <text:span text:style-name="T2">several different classes and objects</text:span>. The facade will then hide this complexity behind a single object. <text:span text:style-name="T5">This in itself does not offer any benefits instead it adds an layer of abstraction that makes it easier to use.[2] The example below uses the spaceship facade to hide the complexity of Engine and fuelInjector.</text:span></text:p>
      <text:p text:style-name="P19"><draw:frame text:anchor-type="paragraph" draw:z-index="5" draw:name="Shape6" draw:style-name="gr9" draw:text-style-name="P33" svg:width="6.9224in" svg:height="2.4161in" svg:x="0.0299in" svg:y="0.0228in"><draw:text-box><text:p text:style-name="P32"><text:span text:style-name="T37">public</text:span><text:span text:style-name="T38"> </text:span><text:span text:style-name="T37">class</text:span><text:span text:style-name="T38"> </text:span><text:span text:style-name="T39">main</text:span><text:span text:style-name="T38"> {</text:span></text:p><text:p text:style-name="P32"><text:span text:style-name="T40"><text:s text:c="4"/></text:span><text:span text:style-name="T37">public</text:span><text:span text:style-name="T38"> </text:span><text:span text:style-name="T37">static</text:span><text:span text:style-name="T38"> </text:span><text:span text:style-name="T41">void</text:span><text:span text:style-name="T38"> </text:span><text:span text:style-name="T39">main</text:span><text:span text:style-name="T38">( String []args ) {</text:span></text:p><text:p text:style-name="P32"><text:span text:style-name="T40"><text:s text:c="8"/></text:span><text:span text:style-name="T38">SpaceShip spaceShip = </text:span><text:span text:style-name="T37">new</text:span><text:span text:style-name="T38"> SpaceShip();</text:span></text:p><text:p text:style-name="P32"><text:span text:style-name="T40"><text:s text:c="8"/></text:span><text:span text:style-name="T38">spaceShip.</text:span><text:span text:style-name="T42">startSpaceShip</text:span><text:span text:style-name="T38">();</text:span></text:p><text:p text:style-name="P32"><text:span text:style-name="T40"><text:s text:c="4"/></text:span><text:span text:style-name="T38">}</text:span></text:p><text:p text:style-name="P32"><text:span text:style-name="T38">}</text:span></text:p></draw:text-box></draw:frame></text:p>
      <text:p text:style-name="P19"/>
      <text:p text:style-name="P19"/>
      <text:p text:style-name="P19"/>
      <text:p text:style-name="P19"/>
      <text:p text:style-name="P20"/>
      <text:p text:style-name="P21"/>
      <text:p text:style-name="P21">In file SpaceShip.java</text:p>
      <text:p text:style-name="P21"><draw:frame text:anchor-type="paragraph" draw:z-index="2" draw:name="Shape3" draw:style-name="gr12" draw:text-style-name="P30" svg:width="6.8441in" svg:height="2.9677in" svg:x="0.0457in" svg:y="-0.0146in"><draw:text-box><text:p><text:span text:style-name="T28">public</text:span><text:span text:style-name="T29"> </text:span><text:span text:style-name="T28">class</text:span><text:span text:style-name="T29"> </text:span><text:span text:style-name="T30">SpaceShip</text:span><text:span text:style-name="T29"> {</text:span></text:p><text:p><text:span text:style-name="T29"><text:s text:c="4"/></text:span><text:span text:style-name="T28">private</text:span><text:span text:style-name="T29"> FuelInjector fuelInjector;</text:span></text:p><text:p><text:span text:style-name="T29"><text:s text:c="4"/></text:span><text:span text:style-name="T28">private</text:span><text:span text:style-name="T29"> Engine engine;</text:span></text:p><text:p><text:span text:style-name="T29"/></text:p><text:p><text:span text:style-name="T29"><text:s text:c="4"/></text:span><text:span text:style-name="T29">SpaceShip(){</text:span></text:p><text:p><text:span text:style-name="T29"><text:s text:c="8"/></text:span><text:span text:style-name="T29">FuelInjector fuelInjector = </text:span><text:span text:style-name="T28">new</text:span><text:span text:style-name="T29"> FuelInjector();</text:span></text:p><text:p><text:span text:style-name="T29"><text:s text:c="8"/></text:span><text:span text:style-name="T29">Engine engine = </text:span><text:span text:style-name="T28">new</text:span><text:span text:style-name="T29"> Engine();</text:span></text:p><text:p><text:span text:style-name="T29"><text:s text:c="4"/></text:span><text:span text:style-name="T29">}</text:span></text:p><text:p><text:span text:style-name="T29"><text:s text:c="4"/></text:span><text:span text:style-name="T28">public</text:span><text:span text:style-name="T29"> </text:span><text:span text:style-name="T32">void</text:span><text:span text:style-name="T29"> </text:span><text:span text:style-name="T30">startSpaceShip</text:span><text:span text:style-name="T29">(){</text:span></text:p><text:p><text:span text:style-name="T29"><text:s text:c="8"/></text:span><text:span text:style-name="T29">fuelInjector.</text:span><text:span text:style-name="T31">injectFuel</text:span><text:span text:style-name="T29">(engine);</text:span></text:p><text:p><text:span text:style-name="T29"><text:s text:c="8"/></text:span><text:span text:style-name="T29">engine.</text:span><text:span text:style-name="T31">start</text:span><text:span text:style-name="T29">();</text:span></text:p><text:p><text:span text:style-name="T29"><text:s text:c="4"/></text:span><text:span text:style-name="T29">}</text:span></text:p><text:p><text:span text:style-name="T29">}</text:span></text:p></draw:text-box></draw:frame></text:p>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text:soft-page-break/></text:p>
      <text:p text:style-name="P5">In file engine.java</text:p>
      <text:p text:style-name="P5"><draw:frame text:anchor-type="paragraph" draw:z-index="3" draw:name="Shape4" draw:style-name="gr11" draw:text-style-name="P34" svg:width="6.8232in" svg:height="1.4815in" svg:x="0.0146in" svg:y="-0.0693in"><draw:text-box><text:p><text:span text:style-name="T44">public</text:span><text:span text:style-name="T45"> </text:span><text:span text:style-name="T44">class</text:span><text:span text:style-name="T45"> </text:span><text:span text:style-name="T46">Engine</text:span><text:span text:style-name="T45"> {</text:span></text:p><text:p><text:span text:style-name="T45"><text:s text:c="4"/></text:span><text:span text:style-name="T44">public</text:span><text:span text:style-name="T45"> </text:span><text:span text:style-name="T47">void</text:span><text:span text:style-name="T45"> </text:span><text:span text:style-name="T46">start</text:span><text:span text:style-name="T45">(){</text:span></text:p><text:p><text:span text:style-name="T45"><text:s text:c="5"/></text:span><text:span text:style-name="T48">//starts an engine</text:span></text:p><text:p><text:span text:style-name="T45"><text:s text:c="4"/></text:span><text:span text:style-name="T45">}</text:span></text:p><text:p><text:span text:style-name="T45">}</text:span></text:p><text:p><text:span text:style-name="T49"/></text:p></draw:text-box></draw:frame></text:p>
      <text:p text:style-name="P5"/>
      <text:p text:style-name="P4"/>
      <text:p text:style-name="P4"/>
      <text:p text:style-name="P4"/>
      <text:p text:style-name="P5">In file FuelInjector.java</text:p>
      <text:p text:style-name="P5"><draw:frame text:anchor-type="paragraph" draw:z-index="4" draw:name="Shape5" draw:style-name="gr10" draw:text-style-name="P29" svg:width="6.8543in" svg:height="1.4815in" svg:x="0.0043in" svg:y="-0.1134in"><draw:text-box><text:p><text:span text:style-name="T28">public</text:span><text:span text:style-name="T29"> </text:span><text:span text:style-name="T28">class</text:span><text:span text:style-name="T29"> </text:span><text:span text:style-name="T30">FuelInjector</text:span><text:span text:style-name="T29"> {</text:span></text:p><text:p><text:span text:style-name="T29"><text:s text:c="4"/></text:span><text:span text:style-name="T28">public</text:span><text:span text:style-name="T29"> </text:span><text:span text:style-name="T32">void</text:span><text:span text:style-name="T29"> </text:span><text:span text:style-name="T30">injectFuel</text:span><text:span text:style-name="T29">(Engine engine){</text:span></text:p><text:p><text:span text:style-name="T29"><text:s text:c="8"/></text:span><text:span text:style-name="T36">//inject fuel into engine</text:span></text:p><text:p><text:span text:style-name="T29"><text:s text:c="4"/></text:span><text:span text:style-name="T29">}</text:span></text:p><text:p><text:span text:style-name="T29">}</text:span></text:p><text:p><text:span text:style-name="T43"/></text:p></draw:text-box></draw:frame></text:p>
      <text:p text:style-name="P4"/>
      <text:p text:style-name="P4"/>
      <text:p text:style-name="P4"/>
      <text:h text:style-name="P23" text:outline-level="3">Template Method</text:h>
      <text:p text:style-name="P6">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4"><draw:frame text:anchor-type="paragraph" draw:z-index="6" draw:name="Shape7" draw:style-name="gr8" draw:text-style-name="P30" svg:width="6.9122in" svg:height="1.2898in" svg:x="-0.0118in" svg:y="-0.0453in"><draw:text-box><text:p><text:span text:style-name="T28">public</text:span><text:span text:style-name="T29"> </text:span><text:span text:style-name="T28">class</text:span><text:span text:style-name="T29"> </text:span><text:span text:style-name="T30">main</text:span><text:span text:style-name="T29"> {</text:span></text:p><text:p><text:span text:style-name="T29"><text:s text:c="4"/></text:span><text:span text:style-name="T28">public</text:span><text:span text:style-name="T29"> </text:span><text:span text:style-name="T28">static</text:span><text:span text:style-name="T29"> </text:span><text:span text:style-name="T32">void</text:span><text:span text:style-name="T29"> </text:span><text:span text:style-name="T30">main</text:span><text:span text:style-name="T29">(String[] args){</text:span></text:p><text:p><text:span text:style-name="T29"><text:s text:c="4"/></text:span><text:span text:style-name="T29">Button button = </text:span><text:span text:style-name="T28">new</text:span><text:span text:style-name="T29"> Button();</text:span></text:p><text:p><text:span text:style-name="T29"><text:s text:c="4"/></text:span><text:span text:style-name="T29">}</text:span></text:p><text:p><text:span text:style-name="T29">}</text:span></text:p></draw:text-box></draw:frame></text:p>
      <text:p text:style-name="P4"/>
      <text:p text:style-name="P4"/>
      <text:p text:style-name="P4"/>
      <text:p text:style-name="P11"/>
      <text:p text:style-name="P11"/>
      <text:p text:style-name="P11"/>
      <text:p text:style-name="P11"/>
      <text:p text:style-name="P11"/>
      <text:p text:style-name="P11"/>
      <text:p text:style-name="P11"/>
      <text:p text:style-name="P11"/>
      <text:p text:style-name="P11"><text:soft-page-break/></text:p>
      <text:p text:style-name="P11">In file GUIComponent.java</text:p>
      <text:p text:style-name="P11"><draw:frame text:anchor-type="paragraph" draw:z-index="7" draw:name="Shape7" draw:style-name="gr7" draw:text-style-name="P30" svg:width="6.9016in" svg:height="3.1776in" svg:x="-0.0118in" svg:y="-0.0638in"><draw:text-box><text:p><text:span text:style-name="T28">public</text:span><text:span text:style-name="T29"> </text:span><text:span text:style-name="T28">class</text:span><text:span text:style-name="T29"> </text:span><text:span text:style-name="T30">GUIComponent</text:span><text:span text:style-name="T29"> {</text:span></text:p><text:p><text:span text:style-name="T29"><text:s text:c="4"/></text:span><text:span text:style-name="T28">private</text:span><text:span text:style-name="T29"> </text:span><text:span text:style-name="T32">void</text:span><text:span text:style-name="T29"> </text:span><text:span text:style-name="T30">clearBackground</text:span><text:span text:style-name="T29">(){</text:span></text:p><text:p><text:span text:style-name="T29"><text:s text:c="8"/></text:span><text:span text:style-name="T29">System.</text:span><text:span text:style-name="T31">out</text:span><text:span text:style-name="T29">.</text:span><text:span text:style-name="T31">println</text:span><text:span text:style-name="T29">(</text:span><text:span text:style-name="T33">"clearing background"</text:span><text:span text:style-name="T29">);</text:span></text:p><text:p><text:span text:style-name="T29"><text:s text:c="4"/></text:span><text:span text:style-name="T29">}</text:span></text:p><text:p><text:span text:style-name="T29"><text:s text:c="4"/></text:span><text:span text:style-name="T28">public</text:span><text:span text:style-name="T29"> </text:span><text:span text:style-name="T32">void</text:span><text:span text:style-name="T29"> </text:span><text:span text:style-name="T30">repaint</text:span><text:span text:style-name="T29">(){</text:span></text:p><text:p><text:span text:style-name="T29"><text:s text:c="8"/></text:span><text:span text:style-name="T29">System.</text:span><text:span text:style-name="T31">out</text:span><text:span text:style-name="T29">.</text:span><text:span text:style-name="T31">println</text:span><text:span text:style-name="T29">(</text:span><text:span text:style-name="T33">"standard repaint"</text:span><text:span text:style-name="T29">); </text:span><text:span text:style-name="T36">//generalized method </text:span></text:p><text:p><text:span text:style-name="T29"><text:s text:c="4"/></text:span><text:span text:style-name="T29">}</text:span></text:p><text:p><text:span text:style-name="T29"><text:s text:c="4"/></text:span><text:span text:style-name="T28">public</text:span><text:span text:style-name="T29"> </text:span><text:span text:style-name="T32">void</text:span><text:span text:style-name="T29"> </text:span><text:span text:style-name="T30">update</text:span><text:span text:style-name="T29">(){ </text:span><text:span text:style-name="T36">//template method that can be overridden by subclasses</text:span></text:p><text:p><text:span text:style-name="T29"><text:s text:c="8"/></text:span><text:span text:style-name="T29">clearBackground();</text:span></text:p><text:p><text:span text:style-name="T29"><text:s text:c="8"/></text:span><text:span text:style-name="T29">repaint();</text:span></text:p><text:p><text:span text:style-name="T29"><text:s text:c="4"/></text:span><text:span text:style-name="T29">}</text:span></text:p><text:p><text:span text:style-name="T29">}</text:span></text:p></draw:text-box></draw:frame></text:p>
      <text:p text:style-name="P11"/>
      <text:p text:style-name="P11"/>
      <text:p text:style-name="P7"/>
      <text:p text:style-name="P7"/>
      <text:p text:style-name="P7"/>
      <text:p text:style-name="P7"/>
      <text:p text:style-name="P7"/>
      <text:p text:style-name="P11"/>
      <text:p text:style-name="P11"/>
      <text:p text:style-name="P11">In file Button.java</text:p>
      <text:p text:style-name="P11"><draw:frame text:anchor-type="paragraph" draw:z-index="8" draw:name="Shape8" draw:style-name="gr6" draw:text-style-name="P30" svg:width="6.8587in" svg:height="2.9677in" svg:x="0in" svg:y="0.0618in"><draw:text-box><text:p><text:span text:style-name="T28">public</text:span><text:span text:style-name="T29"> </text:span><text:span text:style-name="T28">class</text:span><text:span text:style-name="T29"> </text:span><text:span text:style-name="T30">Button</text:span><text:span text:style-name="T29"> </text:span><text:span text:style-name="T28">extends</text:span><text:span text:style-name="T29"> GUIComponent {</text:span></text:p><text:p><text:span text:style-name="T29"/></text:p><text:p><text:span text:style-name="T29"><text:s text:c="4"/></text:span><text:span text:style-name="T34">@Override</text:span></text:p><text:p><text:span text:style-name="T29"><text:s text:c="4"/></text:span><text:span text:style-name="T28">public</text:span><text:span text:style-name="T29"> </text:span><text:span text:style-name="T32">void</text:span><text:span text:style-name="T29"> </text:span><text:span text:style-name="T30">repaint</text:span><text:span text:style-name="T29">(){</text:span></text:p><text:p><text:span text:style-name="T29"><text:s text:c="8"/></text:span><text:span text:style-name="T29">System.</text:span><text:span text:style-name="T31">out</text:span><text:span text:style-name="T29">.</text:span><text:span text:style-name="T31">println</text:span><text:span text:style-name="T29">(</text:span><text:span text:style-name="T33">"Button repaint"</text:span><text:span text:style-name="T29">);</text:span></text:p><text:p><text:span text:style-name="T29"><text:s text:c="4"/></text:span><text:span text:style-name="T29">}</text:span></text:p><text:p><text:span text:style-name="T29"><text:s text:c="4"/></text:span><text:span text:style-name="T29">Button(){</text:span></text:p><text:p><text:span text:style-name="T29"><text:s text:c="8"/></text:span><text:span text:style-name="T29">update();</text:span></text:p><text:p><text:span text:style-name="T29"><text:s text:c="4"/></text:span><text:span text:style-name="T29">}</text:span></text:p><text:p><text:span text:style-name="T29"/></text:p><text:p><text:span text:style-name="T29">}</text:span></text:p><text:p><text:span text:style-name="T29"/></text:p><text:p><text:span text:style-name="T35"/></text:p></draw:text-box></draw:frame></text:p>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12"/>
      <text:p text:style-name="P12"><text:soft-page-break/>Output:</text:p>
      <text:p text:style-name="P12"><draw:frame text:anchor-type="paragraph" draw:z-index="9" draw:name="Shape8" draw:style-name="gr5" draw:text-style-name="P31" svg:width="6.8067in" svg:height="0.6606in" svg:x="0in" svg:y="0.0618in"><draw:text-box><text:p><text:span text:style-name="T29">Clearing background</text:span></text:p><text:p><text:span text:style-name="T29">Button repaint</text:span></text:p></draw:text-box></draw:frame></text:p>
      <text:p text:style-name="P12"/>
      <text:p text:style-name="P12"/>
      <text:h text:style-name="P24" text:outline-level="3">Model-View-Controller(MVC)</text:h>
      <text:p text:style-name="P17">MVC consists of 3 components a model,view and controller.</text:p>
      <text:p text:style-name="P25"><text:span text:style-name="T10">The model represents the different type of objects that carries data </text:span><text:span text:style-name="T11">and perform calculation or run some </text:span><text:span text:style-name="T21">a</text:span><text:span text:style-name="T22">lgorithm</text:span><text:span text:style-name="T10">. It is also the responsibility of the model t</text:span><text:span text:style-name="T23">o </text:span><text:span text:style-name="T24">notify the controller that it is done. This can be done as shown below by returning a value.</text:span></text:p>
      <text:p text:style-name="P25"><text:span text:style-name="T10">The views responsibility is to display data to the user. The data that is </text:span><text:span text:style-name="T23">d</text:span><text:span text:style-name="T25">isplayed by the view </text:span><text:span text:style-name="T10">exists within the model.</text:span></text:p>
      <text:p text:style-name="P28"><text:span text:style-name="T6">The controller jobs is to control the data flow between the model and the view object updating it as needed but keeping the model and the view separate. </text:span><text:span text:style-name="T13">Further the</text:span><text:span text:style-name="T6"> controller and the view both exist in the user interface layer while model exists in the application layer.</text:span></text:p>
      <text:p text:style-name="P28"><text:span text:style-name="T6"><text:line-break/>There are three main advantages to this. By having this separation changes can easily be made to the views and controllers without affecting the model.</text:span><text:span text:style-name="T7"> Further this separation allows views and controllers to be changed during program execution without changing how the user interacts with the software. </text:span></text:p>
      <text:p text:style-name="P16"><text:span text:style-name="T6">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8">as well.[4] </text:span><text:span text:style-name="T9">Below follows an example of this design pattern.</text:span></text:p>
      <text:p text:style-name="P18"/>
      <text:p text:style-name="P17"/>
      <text:p text:style-name="P2"><draw:frame text:anchor-type="paragraph" draw:z-index="10" draw:name="Shape8" draw:style-name="gr4" draw:text-style-name="P29" svg:width="6.7571in" svg:height="2.5496in" svg:x="0.0598in" svg:y="0.0236in"><draw:text-box><text:p><text:span text:style-name="T28">public</text:span><text:span text:style-name="T29"> </text:span><text:span text:style-name="T28">class</text:span><text:span text:style-name="T29"> </text:span><text:span text:style-name="T30">main</text:span><text:span text:style-name="T29"> {</text:span></text:p><text:p><text:span text:style-name="T29"><text:s text:c="4"/></text:span><text:span text:style-name="T28">public</text:span><text:span text:style-name="T29"> </text:span><text:span text:style-name="T28">static</text:span><text:span text:style-name="T29"> </text:span><text:span text:style-name="T32">void</text:span><text:span text:style-name="T29"> </text:span><text:span text:style-name="T30">main</text:span><text:span text:style-name="T29">(String[] arg){</text:span></text:p><text:p><text:span text:style-name="T29"><text:s text:c="4"/></text:span><text:span text:style-name="T29">Model model = </text:span><text:span text:style-name="T28">new</text:span><text:span text:style-name="T29"> Model();</text:span></text:p><text:p><text:span text:style-name="T29"><text:s text:c="4"/></text:span><text:span text:style-name="T29">View view = </text:span><text:span text:style-name="T28">new</text:span><text:span text:style-name="T29"> View();</text:span></text:p><text:p><text:span text:style-name="T29"><text:s text:c="4"/></text:span><text:span text:style-name="T29">Controller controller = </text:span><text:span text:style-name="T28">new</text:span><text:span text:style-name="T29"> Controller(model,view);</text:span></text:p><text:p><text:span text:style-name="T29"><text:s text:c="4"/></text:span><text:span text:style-name="T29">controller.</text:span><text:span text:style-name="T31">updateView</text:span><text:span text:style-name="T29">();</text:span></text:p><text:p><text:span text:style-name="T29"><text:s text:c="4"/></text:span><text:span text:style-name="T29">controller.</text:span><text:span text:style-name="T31">setModelData</text:span><text:span text:style-name="T29">(</text:span><text:span text:style-name="T33">"new data"</text:span><text:span text:style-name="T29">);</text:span></text:p><text:p><text:span text:style-name="T29"><text:s text:c="4"/></text:span><text:span text:style-name="T29">controller.</text:span><text:span text:style-name="T31">updateView</text:span><text:span text:style-name="T29">();</text:span></text:p><text:p><text:span text:style-name="T29"><text:s text:c="4"/></text:span><text:span text:style-name="T29">}</text:span></text:p><text:p><text:span text:style-name="T29">}</text:span></text:p></draw:text-box></draw:frame></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7"/>
      <text:p text:style-name="P7"/>
      <text:p text:style-name="P13">In file Model.java</text:p>
      <text:p text:style-name="P13"><draw:frame text:anchor-type="paragraph" draw:z-index="11" draw:name="Shape8" draw:style-name="gr3" draw:text-style-name="P30" svg:width="6.8094in" svg:height="2.5496in" svg:x="0.0075in" svg:y="0.0071in"><draw:text-box><text:p><text:span text:style-name="T28">public</text:span><text:span text:style-name="T29"> </text:span><text:span text:style-name="T28">class</text:span><text:span text:style-name="T29"> </text:span><text:span text:style-name="T30">Model</text:span><text:span text:style-name="T29"> {</text:span></text:p><text:p><text:span text:style-name="T29"><text:s text:c="4"/></text:span><text:span text:style-name="T28">private</text:span><text:span text:style-name="T29"> String someData = </text:span><text:span text:style-name="T33">"example data in model"</text:span><text:span text:style-name="T29">;</text:span></text:p><text:p><text:span text:style-name="T29"><text:s text:c="4"/></text:span><text:span text:style-name="T28">public</text:span><text:span text:style-name="T29"> </text:span><text:span text:style-name="T32">void</text:span><text:span text:style-name="T29"> </text:span><text:span text:style-name="T30">setSomeData</text:span><text:span text:style-name="T29">(String someOtherData){</text:span></text:p><text:p><text:span text:style-name="T29"><text:s text:c="8"/></text:span><text:span text:style-name="T29">someData = someOtherData;</text:span></text:p><text:p><text:span text:style-name="T29"><text:s text:c="4"/></text:span><text:span text:style-name="T29">}</text:span></text:p><text:p><text:span text:style-name="T29"><text:s text:c="4"/></text:span><text:span text:style-name="T28">public</text:span><text:span text:style-name="T29"> String </text:span><text:span text:style-name="T30">getSomeData</text:span><text:span text:style-name="T29">(){</text:span></text:p><text:p><text:span text:style-name="T29"><text:s text:c="8"/></text:span><text:span text:style-name="T28">return</text:span><text:span text:style-name="T29"> someData;</text:span></text:p><text:p><text:span text:style-name="T29"><text:s text:c="4"/></text:span><text:span text:style-name="T29">}</text:span></text:p><text:p><text:span text:style-name="T29"/></text:p><text:p><text:span text:style-name="T29">}</text:span></text:p><text:p><text:span text:style-name="T29"/></text:p></draw:text-box></draw:frame></text:p>
      <text:p text:style-name="P13">In file View.java</text:p>
      <text:p text:style-name="P13"><draw:frame text:anchor-type="paragraph" draw:z-index="12" draw:name="Shape8" draw:style-name="gr2" draw:text-style-name="P29" svg:width="6.8094in" svg:height="1.4996in" svg:x="-0.0236in" svg:y="0.0626in"><draw:text-box><text:p><text:span text:style-name="T28">public</text:span><text:span text:style-name="T29"> </text:span><text:span text:style-name="T28">class</text:span><text:span text:style-name="T29"> </text:span><text:span text:style-name="T30">View</text:span><text:span text:style-name="T29"> {</text:span></text:p><text:p><text:span text:style-name="T29"><text:s text:c="4"/></text:span><text:span text:style-name="T28">public</text:span><text:span text:style-name="T29"> </text:span><text:span text:style-name="T32">void</text:span><text:span text:style-name="T29"> </text:span><text:span text:style-name="T30">printData</text:span><text:span text:style-name="T29">(String someData){</text:span></text:p><text:p><text:span text:style-name="T29"><text:s text:c="8"/></text:span><text:span text:style-name="T29">System.</text:span><text:span text:style-name="T31">out</text:span><text:span text:style-name="T29">.</text:span><text:span text:style-name="T31">println</text:span><text:span text:style-name="T29">(someData);</text:span></text:p><text:p><text:span text:style-name="T29"><text:s text:c="4"/></text:span><text:span text:style-name="T29">}</text:span></text:p><text:p><text:span text:style-name="T29">}</text:span></text:p><text:p><text:span text:style-name="T29"/></text:p></draw:text-box></draw:frame></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13">In file Controller.java</text:p>
      <text:p text:style-name="P7"><draw:frame text:anchor-type="paragraph" draw:z-index="13" draw:name="Shape8" draw:style-name="gr1" draw:text-style-name="P29" svg:width="6.8106in" svg:height="3.5969in" svg:x="-0.0236in" svg:y="0.0217in"><draw:text-box><text:p><text:span text:style-name="T28">public</text:span><text:span text:style-name="T29"> </text:span><text:span text:style-name="T28">class</text:span><text:span text:style-name="T29"> </text:span><text:span text:style-name="T30">Controller</text:span><text:span text:style-name="T29"> {</text:span></text:p><text:p><text:span text:style-name="T29"><text:s text:c="4"/></text:span><text:span text:style-name="T28">private</text:span><text:span text:style-name="T29"> Model model;</text:span></text:p><text:p><text:span text:style-name="T29"><text:s text:c="4"/></text:span><text:span text:style-name="T28">private</text:span><text:span text:style-name="T29"> View view;</text:span></text:p><text:p><text:span text:style-name="T29"><text:s text:c="4"/></text:span><text:span text:style-name="T29">Controller(Model model, View view){</text:span></text:p><text:p><text:span text:style-name="T29"><text:s text:c="8"/></text:span><text:span text:style-name="T28">this</text:span><text:span text:style-name="T29">.</text:span><text:span text:style-name="T31">model</text:span><text:span text:style-name="T29"> = model;</text:span></text:p><text:p><text:span text:style-name="T29"><text:s text:c="8"/></text:span><text:span text:style-name="T28">this</text:span><text:span text:style-name="T29">.</text:span><text:span text:style-name="T31">view</text:span><text:span text:style-name="T29"> = view;</text:span></text:p><text:p><text:span text:style-name="T29"><text:s text:c="4"/></text:span><text:span text:style-name="T29">}</text:span></text:p><text:p><text:span text:style-name="T29"><text:s text:c="4"/></text:span><text:span text:style-name="T28">public</text:span><text:span text:style-name="T29"> </text:span><text:span text:style-name="T32">void</text:span><text:span text:style-name="T29"> </text:span><text:span text:style-name="T30">setModelData</text:span><text:span text:style-name="T29">(String data){</text:span></text:p><text:p><text:span text:style-name="T29"><text:s text:c="8"/></text:span><text:span text:style-name="T29">model.</text:span><text:span text:style-name="T31">setSomeData</text:span><text:span text:style-name="T29">(data);</text:span></text:p><text:p><text:span text:style-name="T29"><text:s text:c="4"/></text:span><text:span text:style-name="T29">}</text:span></text:p><text:p><text:span text:style-name="T29"><text:s text:c="4"/></text:span><text:span text:style-name="T28">public</text:span><text:span text:style-name="T29"> </text:span><text:span text:style-name="T32">void</text:span><text:span text:style-name="T29"> </text:span><text:span text:style-name="T30">updateView</text:span><text:span text:style-name="T29">(){</text:span></text:p><text:p><text:span text:style-name="T29"><text:s text:c="8"/></text:span><text:span text:style-name="T29">view.</text:span><text:span text:style-name="T31">printData</text:span><text:span text:style-name="T29">(model.</text:span><text:span text:style-name="T31">getSomeData</text:span><text:span text:style-name="T29">());</text:span></text:p><text:p><text:span text:style-name="T29"><text:s text:c="4"/></text:span><text:span text:style-name="T29">}</text:span></text:p><text:p><text:span text:style-name="T29"/></text:p><text:p><text:span text:style-name="T29">}</text:span></text:p><text:p><text:span text:style-name="T29"/></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27">REFERENCES</text:p>
      <text:p text:style-name="P27"/>
      <text:p text:style-name="P7">[1] Craig Larman. Applying UML and patterns. <text:span text:style-name="T14">An introduction to object-oriented analysis and design and iterative development.</text:span> Third edition. Page 442-446. place of publish: One Lake Street Upper Saddle River,NJ 07458 Publisher Pearson Education, Inc; 2006.</text:p>
      <text:p text:style-name="P7"/>
      <text:p text:style-name="P10">[<text:span text:style-name="T4">2</text:span>] Craig Larman. Applying UML and patterns. <text:span text:style-name="T14">An introduction to object-oriented analysis and design and iterative development.</text:span> <text:s/>Third edition. Page <text:span text:style-name="T4">461</text:span>-<text:span text:style-name="T4">463</text:span>. place of publish: One Lake Street Upper Saddle River,NJ 07458 Publisher Pearson Education, Inc; 2006.</text:p>
      <text:p text:style-name="P8"/>
      <text:p text:style-name="P10">[<text:span text:style-name="T4">3</text:span>] Craig Larman. Applying UML and patterns. <text:span text:style-name="T14">An introduction to object-oriented analysis and design and iterative development.</text:span> Third edition. Page <text:span text:style-name="T4">630</text:span>-<text:span text:style-name="T4">633</text:span>. place of publish: One Lake Street Upper Saddle River,NJ 07458 Publisher Pearson Education, Inc; 2006.</text:p>
      <text:p text:style-name="P10"/>
      <text:p text:style-name="P14"><text:span text:style-name="T19">[4] Fox Christopher.</text:span><text:span text:style-name="T15"> </text:span><text:span text:style-name="T16">Introduction to Software Engineering Design Processes, Principles, and Patterns with UML2.</text:span><text:span text:style-name="T15"> </text:span><text:span text:style-name="T17">First edition</text:span><text:span text:style-name="T15">. </text:span><text:span text:style-name="T18">Page 522-525 </text:span><text:span text:style-name="T15"><text:s/></text:span><text:span text:style-name="T17">Publisher</text:span><text:span text:style-name="T15">: </text:span><text:span text:style-name="T17">Greg Tobin</text:span><text:span text:style-name="T15">;</text:span><text:span text:style-name="T17"> 2007</text:span></text:p>
      <text:p text:style-name="Text_20_body"><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Helvetica Neue" svg:font-family="'Helvetica Neue', Helvetica, Arial, sans-serif"/>
    <style:font-face style:name="FreeSerif2"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 svg:font-family="'Droid Sans Devanagari'" style:font-family-generic="roman" style:font-pitch="variable"/>
    <style:font-face style:name="FreeSerif" svg:font-family="FreeSerif"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FreeSerif1" fo:font-family="FreeSerif" style:font-style-name="Regular" style:font-family-generic="roman" style:font-pitch="variable"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2" fo:font-family="FreeSerif" style:font-family-generic="roman"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2T09:58:41.303650442</meta:creation-date>
    <dc:date>2020-02-15T10:45:22.894638946</dc:date>
    <meta:editing-duration>PT1H39M17S</meta:editing-duration>
    <meta:editing-cycles>17</meta:editing-cycles>
    <meta:generator>LibreOffice/6.3.4.2.0$Linux_X86_64 LibreOffice_project/30$Build-2</meta:generator>
    <meta:document-statistic meta:table-count="0" meta:image-count="0" meta:object-count="0" meta:page-count="8" meta:paragraph-count="31" meta:word-count="648" meta:character-count="4052" meta:non-whitespace-character-count="3428"/>
  </office:meta>
</office:document-meta>
</file>